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552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 style:data-style-name="N10">
      <style:text-properties style:font-weight-asian="normal"/>
    </style:style>
    <style:style style:name="ce2" style:family="table-cell" style:parent-style-name="Default" style:data-style-name="N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5.3654in" svg:y="0.7661in">
            <draw:object draw:notify-on-update-of-ranges="Sheet1.A1:Sheet1.A1 Sheet1.A2:Sheet1.A7 Sheet1.B1:Sheet1.B1 Sheet1.B2:Sheet1.B7 Sheet1.C1:Sheet1.C1 Sheet1.C2:Sheet1.C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ce2"/>
        <table:table-row table:style-name="ro1">
          <table:table-cell office:value-type="string" calcext:value-type="string">
            <text:p>Query</text:p>
          </table:table-cell>
          <table:table-cell table:style-name="Default" office:value-type="string" calcext:value-type="string">
            <text:p>CPPR</text:p>
          </table:table-cell>
          <table:table-cell table:style-name="Default" office:value-type="string" calcext:value-type="string">
            <text:p>Baseline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table:style-name="ce1" office:value-type="percentage" office:value="0.67" calcext:value-type="percentage">
            <text:p>0.67</text:p>
          </table:table-cell>
          <table:table-cell office:value-type="percentage" office:value="0.33" calcext:value-type="percentage">
            <text:p>0.33</text:p>
          </table:table-cell>
        </table:table-row>
        <table:table-row table:style-name="ro1">
          <table:table-cell office:value-type="string" calcext:value-type="string">
            <text:p>“pizza”</text:p>
          </table:table-cell>
          <table:table-cell office:value-type="percentage" office:value="0.91" calcext:value-type="percentage">
            <text:p>0.91</text:p>
          </table:table-cell>
          <table:table-cell office:value-type="percentage" office:value="0.09" calcext:value-type="percentage">
            <text:p>0.09</text:p>
          </table:table-cell>
        </table:table-row>
        <table:table-row table:style-name="ro1">
          <table:table-cell office:value-type="string" calcext:value-type="string">
            <text:p>“massage”</text:p>
          </table:table-cell>
          <table:table-cell office:value-type="percentage" office:value="0.55" calcext:value-type="percentage">
            <text:p>0.55</text:p>
          </table:table-cell>
          <table:table-cell office:value-type="percentage" office:value="0.45" calcext:value-type="percentage">
            <text:p>0.45</text:p>
          </table:table-cell>
        </table:table-row>
        <table:table-row table:style-name="ro1">
          <table:table-cell office:value-type="string" calcext:value-type="string">
            <text:p>“water fountains”</text:p>
          </table:table-cell>
          <table:table-cell office:value-type="percentage" office:value="0.55" calcext:value-type="percentage">
            <text:p>0.55</text:p>
          </table:table-cell>
          <table:table-cell office:value-type="percentage" office:value="0.45" calcext:value-type="percentage">
            <text:p>0.45</text:p>
          </table:table-cell>
        </table:table-row>
        <table:table-row table:style-name="ro1">
          <table:table-cell office:value-type="string" calcext:value-type="string">
            <text:p>“tattoo art”</text:p>
          </table:table-cell>
          <table:table-cell office:value-type="percentage" office:value="0.73" calcext:value-type="percentage">
            <text:p>0.73</text:p>
          </table:table-cell>
          <table:table-cell office:value-type="percentage" office:value="0.27" calcext:value-type="percentage">
            <text:p>0.27</text:p>
          </table:table-cell>
        </table:table-row>
        <table:table-row table:style-name="ro1">
          <table:table-cell office:value-type="string" calcext:value-type="string">
            <text:p>“science experiments”</text:p>
          </table:table-cell>
          <table:table-cell office:value-type="percentage" office:value="0.64" calcext:value-type="percentage">
            <text:p>0.64</text:p>
          </table:table-cell>
          <table:table-cell office:value-type="percentage" office:value="0.36" calcext:value-type="percentage">
            <text:p>0.36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4T08:46:17.872957567</meta:creation-date>
    <dc:date>2014-08-24T16:18:58.097607708</dc:date>
    <meta:editing-duration>PT7H17M30S</meta:editing-duration>
    <meta:editing-cycles>2</meta:editing-cycles>
    <meta:generator>LibreOffice/4.2.3.3$Linux_X86_64 LibreOffice_project/420$Build-3</meta:generator>
    <meta:document-statistic meta:table-count="1" meta:cell-count="2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10">
      <style:chart-properties chart:display-label="true" chart:logarithmic="false" chart:maximum="1" chart:interval-major="0.2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"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10">
      <style:graphic-properties draw:stroke="none" draw:fill-color="#999999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985cm" svg:y="0.316cm" chart:style-name="ch2">
          <text:p>Ranking Preference</text:p>
        </chart:title>
        <chart:subtitle svg:x="5.297cm" svg:y="1.275cm" chart:style-name="ch3">
          <text:p>"Best ranking overall" selection</text:p>
        </chart:subtitle>
        <chart:legend chart:legend-position="end" svg:x="13.922cm" svg:y="3.952cm" style:legend-expansion="high" chart:style-name="ch4"/>
        <chart:plot-area chart:style-name="ch5" table:cell-range-address="Sheet1.A1:Sheet1.C7" chart:data-source-has-labels="both" svg:x="1.331cm" svg:y="2.318cm" svg:width="11.951cm" svg:height="5.521cm">
          <chartooo:coordinate-region svg:x="4.969cm" svg:y="2.967cm" svg:width="7.875cm" svg:height="4.872cm"/>
          <chart:axis chart:dimension="x" chart:name="primary-x" chart:style-name="ch6" chartooo:axis-type="auto">
            <chartooo:date-scale/>
            <chart:title svg:x="0.451cm" svg:y="5.559cm" chart:style-name="ch7">
              <text:p>Query</text:p>
            </chart:title>
            <chart:categories table:cell-range-address="Sheet1.A2:Sheet1.A7"/>
          </chart:axis>
          <chart:axis chart:dimension="y" chart:name="primary-y" chart:style-name="ch8">
            <chart:title svg:x="6.137cm" svg:y="8.019cm" chart:style-name="ch9">
              <text:p>% of volunteers</text:p>
            </chart:title>
            <chart:grid chart:style-name="ch10" chart:class="major"/>
          </chart:axis>
          <chart:series chart:style-name="ch11" chart:values-cell-range-address="Sheet1.B2:Sheet1.B7" chart:label-cell-address="Sheet1.B1:Sheet1.B1" chart:class="chart:bar">
            <chart:data-point chart:repeated="6"/>
          </chart:series>
          <chart:series chart:style-name="ch12" chart:values-cell-range-address="Sheet1.C2:Sheet1.C7" chart:label-cell-address="Sheet1.C1:Sheet1.C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PR</text:p>
                <draw:g>
                  <svg:desc>Sheet1.B1:Sheet1.B1</svg:desc>
                </draw:g>
              </table:table-cell>
              <table:table-cell office:value-type="string">
                <text:p>Baselin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lobal</text:p>
                <draw:g>
                  <svg:desc>Sheet1.A2:Sheet1.A7</svg:desc>
                </draw:g>
              </table:table-cell>
              <table:table-cell office:value-type="float" office:value="0.67">
                <text:p>0.67</text:p>
                <draw:g>
                  <svg:desc>Sheet1.B2:Sheet1.B7</svg:desc>
                </draw:g>
              </table:table-cell>
              <table:table-cell office:value-type="float" office:value="0.33">
                <text:p>0.33</text:p>
                <draw:g>
                  <svg:desc>Sheet1.C2:Sheet1.C7</svg:desc>
                </draw:g>
              </table:table-cell>
            </table:table-row>
            <table:table-row>
              <table:table-cell office:value-type="string">
                <text:p>“pizza”</text:p>
              </table:table-cell>
              <table:table-cell office:value-type="float" office:value="0.91">
                <text:p>0.91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“massage”</text:p>
              </table:table-cell>
              <table:table-cell office:value-type="float" office:value="0.55">
                <text:p>0.55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“water fountains”</text:p>
              </table:table-cell>
              <table:table-cell office:value-type="float" office:value="0.55">
                <text:p>0.55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“tattoo art”</text:p>
              </table:table-cell>
              <table:table-cell office:value-type="float" office:value="0.73">
                <text:p>0.7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“science experiments”</text:p>
              </table:table-cell>
              <table:table-cell office:value-type="float" office:value="0.64">
                <text:p>0.64</text:p>
              </table:table-cell>
              <table:table-cell office:value-type="float" office:value="0.36">
                <text:p>0.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